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vadj</text:p>
          </table:table-cell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1 min</text:p>
          </table:table-cell>
          <table:table-cell office:value-type="string">
            <text:p>R1 max</text:p>
          </table:table-cell>
          <table:table-cell office:value-type="string">
            <text:p>R2</text:p>
          </table:table-cell>
          <table:table-cell office:value-type="string">
            <text:p>Vout</text:p>
          </table:table-cell>
          <table:table-cell office:value-type="string">
            <text:p>Vout min</text:p>
          </table:table-cell>
          <table:table-cell office:value-type="string">
            <text:p>Vout max</text:p>
          </table:table-cell>
        </table:table-row>
        <table:table-row table:style-name="ro1">
          <table:table-cell table:number-columns-repeated="5"/>
          <table:table-cell office:value-type="float" office:value="0.41">
            <text:p>0.4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formula="of:=[.H5]-([.H5]*0.2)" office:value-type="float" office:value="80">
            <text:p>80</text:p>
          </table:table-cell>
          <table:table-cell table:formula="of:=[.H5]*0.2+[.H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$F5]*(([.$G5]+[.H5]+[.$K5])/[.$K5])" office:value-type="float" office:value="5.74">
            <text:p>5.74</text:p>
          </table:table-cell>
          <table:table-cell table:formula="of:=[.$F5]*(([.$G5]+[.I5]+[.$K5])/[.$K5])" office:value-type="float" office:value="4.92">
            <text:p>4.92</text:p>
          </table:table-cell>
          <table:table-cell table:formula="of:=[.$F5]*(([.$G5]+[.J5]+[.$K5])/[.$K5])" office:value-type="float" office:value="6.56">
            <text:p>6.56</text:p>
          </table:table-cell>
        </table:table-row>
        <table:table-row table:style-name="ro1">
          <table:table-cell table:number-columns-repeated="5"/>
          <table:table-cell office:value-type="float" office:value="0.41">
            <text:p>0.41</text:p>
          </table:table-cell>
          <table:table-cell office:value-type="float" office:value="30">
            <text:p>30</text:p>
          </table:table-cell>
          <table:table-cell office:value-type="float" office:value="40.5">
            <text:p>40.5</text:p>
          </table:table-cell>
          <table:table-cell table:formula="of:=[.H6]-([.H6]*0.2)" office:value-type="float" office:value="32.4">
            <text:p>32.4</text:p>
          </table:table-cell>
          <table:table-cell table:formula="of:=[.H6]*0.2+[.H6]" office:value-type="float" office:value="48.6">
            <text:p>48.6</text:p>
          </table:table-cell>
          <table:table-cell office:value-type="float" office:value="10">
            <text:p>10</text:p>
          </table:table-cell>
          <table:table-cell table:formula="of:=[.F6]*(([.G6]+[.H6]+[.K6])/[.K6])" office:value-type="float" office:value="3.3005">
            <text:p>3.3005</text:p>
          </table:table-cell>
          <table:table-cell table:formula="of:=[.$F6]*(([.$G6]+[.I6]+[.$K6])/[.$K6])" office:value-type="float" office:value="2.9684">
            <text:p>2.9684</text:p>
          </table:table-cell>
          <table:table-cell table:formula="of:=[.$F6]*(([.$G6]+[.J6]+[.$K6])/[.$K6])" office:value-type="float" office:value="3.6326">
            <text:p>3.6326</text:p>
          </table:table-cell>
        </table:table-row>
        <table:table-row table:style-name="ro1">
          <table:table-cell table:number-columns-repeated="5"/>
          <table:table-cell office:value-type="float" office:value="0.41">
            <text:p>0.4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[.H7]-([.H7]*0.2)" office:value-type="float" office:value="16.8">
            <text:p>16.8</text:p>
          </table:table-cell>
          <table:table-cell table:formula="of:=[.H7]*0.2+[.H7]" office:value-type="float" office:value="25.2">
            <text:p>25.2</text:p>
          </table:table-cell>
          <table:table-cell office:value-type="float" office:value="10">
            <text:p>10</text:p>
          </table:table-cell>
          <table:table-cell table:formula="of:=[.F7]*(([.G7]+[.H7]+[.K7])/[.K7])" office:value-type="float" office:value="2.501">
            <text:p>2.501</text:p>
          </table:table-cell>
          <table:table-cell table:formula="of:=[.$F7]*(([.$G7]+[.I7]+[.$K7])/[.$K7])" office:value-type="float" office:value="2.3288">
            <text:p>2.3288</text:p>
          </table:table-cell>
          <table:table-cell table:formula="of:=[.$F7]*(([.$G7]+[.J7]+[.$K7])/[.$K7])" office:value-type="float" office:value="2.6732">
            <text:p>2.6732</text:p>
          </table:table-cell>
        </table:table-row>
        <table:table-row table:style-name="ro1">
          <table:table-cell table:number-columns-repeated="5"/>
          <table:table-cell office:value-type="float" office:value="0.41">
            <text:p>0.4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H8]-([.H8]*0.2)" office:value-type="float" office:value="0">
            <text:p>0</text:p>
          </table:table-cell>
          <table:table-cell table:formula="of:=[.H8]*0.2+[.H8]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F8]*(([.G8]+[.H8]+[.K8])/[.K8])" office:value-type="float" office:value="1.64">
            <text:p>1.64</text:p>
          </table:table-cell>
          <table:table-cell table:formula="of:=[.$F8]*(([.$G8]+[.I8]+[.$K8])/[.$K8])" office:value-type="float" office:value="1.64">
            <text:p>1.64</text:p>
          </table:table-cell>
          <table:table-cell table:formula="of:=[.$F8]*(([.$G8]+[.J8]+[.$K8])/[.$K8])" office:value-type="float" office:value="1.64">
            <text:p>1.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8/01/2019</text:date>, <text:time>11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0:03:33.63</meta:creation-date>
    <meta:editing-duration>PT1H32M5S</meta:editing-duration>
    <meta:editing-cycles>6</meta:editing-cycles>
    <meta:generator>OpenOffice/4.1.5$Win32 OpenOffice.org_project/415m1$Build-9789</meta:generator>
    <dc:date>2019-08-01T11:35:37.98</dc:date>
    <meta:document-statistic meta:table-count="3" meta:cell-count="45" meta:object-count="0"/>
  </office:meta>
</office:document-meta>
</file>